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fill="solid" draw:fill-color="#ffff99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35cm" draw:marker-end-width="0.35cm" draw:fill="solid" draw:fill-color="#ffcc99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draw:stroke="dash" draw:stroke-dash="Fine_20_Dashed_20__28_var_29_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35cm" draw:marker-end-width="0.35cm" draw:fill="solid" draw:fill-color="#ff0000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marker-start-width="0.35cm" draw:marker-end-width="0.35cm" draw:fill="solid" draw:fill-color="#008000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color="#ff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2cm" svg:height="2cm" svg:x="3.1cm" svg:y="4.6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cm" svg:height="2cm" svg:x="6.1cm" svg:y="4.6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2cm" svg:height="2cm" svg:x="4.6cm" svg:y="1.1cm">
          <text:p text:style-name="P1">∨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5.6cm" svg:y1="3.1cm" svg:x2="4.1cm" svg:y2="4.6cm" draw:start-shape="id1" draw:start-glue-point="8" draw:end-shape="id2" draw:end-glue-point="4" svg:d="m5600 3100c0 1125-1500 375-1500 1500" svg:viewBox="0 0 1501 1501">
          <text:p/>
        </draw:connector>
        <draw:connector draw:style-name="gr3" draw:text-style-name="P1" draw:layer="layout" draw:type="curve" svg:x1="5.6cm" svg:y1="3.1cm" svg:x2="7.1cm" svg:y2="4.6cm" draw:start-shape="id1" draw:start-glue-point="8" draw:end-shape="id3" draw:end-glue-point="4" svg:d="m5600 3100c0 1125 1500 375 1500 1500" svg:viewBox="0 0 1501 1501">
          <text:p/>
        </draw:connector>
        <draw:custom-shape draw:style-name="gr1" draw:text-style-name="P1" xml:id="id5" draw:id="id5" draw:layer="layout" svg:width="2cm" svg:height="2cm" svg:x="8.6cm" svg:y="4.6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cm" svg:height="2cm" svg:x="11.6cm" svg:y="4.6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2cm" svg:height="2cm" svg:x="10.1cm" svg:y="1.1cm">
          <text:p text:style-name="P1">∧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1.1cm" svg:y1="3.1cm" svg:x2="9.6cm" svg:y2="4.6cm" draw:start-shape="id4" draw:start-glue-point="8" draw:end-shape="id5" draw:end-glue-point="4" svg:d="m11100 3100c0 1125-1500 375-1500 1500" svg:viewBox="0 0 1501 1501">
          <text:p/>
        </draw:connector>
        <draw:connector draw:style-name="gr3" draw:text-style-name="P1" draw:layer="layout" draw:type="curve" svg:x1="11.1cm" svg:y1="3.1cm" svg:x2="12.6cm" svg:y2="4.6cm" draw:start-shape="id4" draw:start-glue-point="8" draw:end-shape="id6" draw:end-glue-point="4" svg:d="m11100 3100c0 1125 1500 375 1500 1500" svg:viewBox="0 0 1501 1501">
          <text:p/>
        </draw:connector>
        <draw:custom-shape draw:style-name="gr1" draw:text-style-name="P1" xml:id="id8" draw:id="id8" draw:layer="layout" svg:width="2cm" svg:height="2cm" svg:x="0.6cm" svg:y="4.6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2cm" svg:height="2cm" svg:x="0.6cm" svg:y="1.1cm">
          <text:p text:style-name="P1">¬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.6cm" svg:y1="3.1cm" svg:x2="1.6cm" svg:y2="4.6cm" draw:start-shape="id7" draw:start-glue-point="8" draw:end-shape="id8" draw:end-glue-point="4" svg:d="m1600 3100v1500" svg:viewBox="0 0 1 1501">
          <text:p/>
        </draw:connector>
        <draw:custom-shape draw:style-name="gr1" draw:text-style-name="P1" xml:id="id10" draw:id="id10" draw:layer="layout" svg:width="2cm" svg:height="2cm" svg:x="14.1cm" svg:y="4.6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2cm" svg:height="2cm" svg:x="17.1cm" svg:y="4.6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2cm" svg:height="2cm" svg:x="15.6cm" svg:y="1.1cm">
          <text:p text:style-name="P1">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6.6cm" svg:y1="3.1cm" svg:x2="15.1cm" svg:y2="4.6cm" draw:start-shape="id9" draw:start-glue-point="8" draw:end-shape="id10" draw:end-glue-point="4" svg:d="m16600 3100c0 1125-1500 375-1500 1500" svg:viewBox="0 0 1501 1501">
          <text:p/>
        </draw:connector>
        <draw:connector draw:style-name="gr3" draw:text-style-name="P1" draw:layer="layout" draw:type="curve" svg:x1="16.6cm" svg:y1="3.1cm" svg:x2="18.1cm" svg:y2="4.6cm" draw:start-shape="id9" draw:start-glue-point="8" draw:end-shape="id11" draw:end-glue-point="4" svg:d="m16600 3100c0 1125 1500 375 1500 1500" svg:viewBox="0 0 1501 1501">
          <text:p/>
        </draw:connector>
      </draw:page>
      <draw:page draw:name="page2" draw:style-name="dp1" draw:master-page-name="Standard">
        <draw:custom-shape draw:style-name="gr2" draw:text-style-name="P1" xml:id="id12" draw:id="id12" draw:layer="layout" svg:width="2cm" svg:height="2cm" svg:x="9.1cm" svg:y="4.6cm">
          <text:p text:style-name="P1">∧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0.1cm" svg:y1="6.6cm" svg:x2="7.1cm" svg:y2="8.1cm" draw:start-shape="id12" draw:start-glue-point="8" draw:end-shape="id13" draw:end-glue-point="4" svg:d="m10100 6600c0 1125-3000 375-3000 1500" svg:viewBox="0 0 3001 1501">
          <text:p/>
        </draw:connector>
        <draw:connector draw:style-name="gr3" draw:text-style-name="P1" draw:layer="layout" draw:type="curve" svg:x1="10.1cm" svg:y1="6.6cm" svg:x2="13.1cm" svg:y2="8.1cm" draw:start-shape="id12" draw:start-glue-point="8" draw:end-shape="id14" draw:end-glue-point="4" svg:d="m10100 6600c0 1125 3000 375 3000 1500" svg:viewBox="0 0 3001 1501">
          <text:p/>
        </draw:connector>
        <draw:custom-shape draw:style-name="gr2" draw:text-style-name="P1" xml:id="id15" draw:id="id15" draw:layer="layout" svg:width="2cm" svg:height="2cm" svg:x="9.1cm" svg:y="1.1cm">
          <text:p text:style-name="P1">¬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1cm" svg:y1="3.1cm" svg:x2="10.1cm" svg:y2="4.6cm" draw:start-shape="id15" draw:start-glue-point="8" draw:end-shape="id12" draw:end-glue-point="4" svg:d="m10100 3100v1500" svg:viewBox="0 0 1 1501">
          <text:p/>
        </draw:connector>
        <draw:custom-shape draw:style-name="gr2" draw:text-style-name="P1" xml:id="id13" draw:id="id13" draw:layer="layout" svg:width="2cm" svg:height="2cm" svg:x="6.1cm" svg:y="8.1cm">
          <text:p text:style-name="P1">∨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7.1cm" svg:y1="10.1cm" svg:x2="5.6cm" svg:y2="11.6cm" draw:end-shape="id16" draw:end-glue-point="4" svg:d="m7100 10100c0 712-1500-37-1500 1500" svg:viewBox="0 0 1501 1501">
          <text:p/>
        </draw:connector>
        <draw:connector draw:style-name="gr3" draw:text-style-name="P1" draw:layer="layout" draw:type="curve" svg:x1="7.1cm" svg:y1="10.1cm" svg:x2="8.6cm" svg:y2="11.6cm" draw:end-shape="id17" draw:end-glue-point="4" svg:d="m7100 10100c0 712 1500-37 1500 1500" svg:viewBox="0 0 1501 1501">
          <text:p/>
        </draw:connector>
        <draw:custom-shape draw:style-name="gr2" draw:text-style-name="P1" xml:id="id14" draw:id="id14" draw:layer="layout" svg:width="2cm" svg:height="2cm" svg:x="12.1cm" svg:y="8.1cm">
          <text:p text:style-name="P1">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1cm" svg:y1="10.1cm" svg:x2="11.6cm" svg:y2="11.6cm" draw:end-shape="id18" draw:end-glue-point="4" svg:d="m13100 10100c0 712-1500-37-1500 1500" svg:viewBox="0 0 1501 1501">
          <text:p/>
        </draw:connector>
        <draw:connector draw:style-name="gr3" draw:text-style-name="P1" draw:layer="layout" draw:type="curve" svg:x1="13.1cm" svg:y1="10.1cm" svg:x2="14.6cm" svg:y2="11.6cm" draw:end-shape="id19" draw:end-glue-point="4" svg:d="m13100 10100c0 712 1500-37 1500 1500" svg:viewBox="0 0 1501 1501">
          <text:p/>
        </draw:connector>
        <draw:custom-shape draw:style-name="gr1" draw:text-style-name="P1" xml:id="id16" draw:id="id16" draw:layer="layout" svg:width="2cm" svg:height="2cm" svg:x="4.6cm" svg:y="11.6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2cm" svg:height="2cm" svg:x="7.6cm" svg:y="11.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2cm" svg:height="2cm" svg:x="10.6cm" svg:y="11.6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2cm" svg:height="2cm" svg:x="13.6cm" svg:y="11.6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Standard">
        <draw:custom-shape draw:style-name="gr2" draw:text-style-name="P1" xml:id="id20" draw:id="id20" draw:layer="layout" svg:width="2cm" svg:height="2cm" svg:x="4.6cm" svg:y="4.6cm">
          <text:p text:style-name="P1">∧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4.893cm" svg:y1="6.307cm" svg:x2="2.6cm" svg:y2="8.1cm" draw:start-shape="id20" draw:start-glue-point="7" draw:end-shape="id21" draw:end-glue-point="4" svg:d="m4893 6307c0 1564-2293 668-2293 1793" svg:viewBox="0 0 2294 1794">
          <text:p/>
        </draw:connector>
        <draw:connector draw:style-name="gr3" draw:text-style-name="P1" draw:layer="layout" draw:type="curve" svg:x1="6.307cm" svg:y1="6.307cm" svg:x2="8.6cm" svg:y2="8.1cm" draw:start-shape="id20" draw:start-glue-point="9" draw:end-shape="id22" draw:end-glue-point="4" svg:d="m6307 6307c0 1564 2293 668 2293 1793" svg:viewBox="0 0 2294 1794">
          <text:p/>
        </draw:connector>
        <draw:custom-shape draw:style-name="gr2" draw:text-style-name="P1" xml:id="id23" draw:id="id23" draw:layer="layout" svg:width="2cm" svg:height="2cm" svg:x="4.6cm" svg:y="1.1cm">
          <text:p text:style-name="P1">¬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6cm" svg:y1="3.1cm" svg:x2="5.6cm" svg:y2="4.6cm" draw:start-shape="id23" draw:start-glue-point="8" draw:end-shape="id20" draw:end-glue-point="4" svg:d="m5600 3100v1500" svg:viewBox="0 0 1 1501">
          <text:p/>
        </draw:connector>
        <draw:custom-shape draw:style-name="gr2" draw:text-style-name="P1" xml:id="id21" draw:id="id21" draw:layer="layout" svg:width="2cm" svg:height="2cm" svg:x="1.6cm" svg:y="8.1cm">
          <text:p text:style-name="P1">∨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.893cm" svg:y1="9.807cm" svg:x2="1.1cm" svg:y2="11.6cm" draw:start-shape="id21" draw:start-glue-point="7" draw:end-shape="id24" draw:end-glue-point="4" svg:d="m1893 9807c0 1566-793 670-793 1793" svg:viewBox="0 0 794 1794">
          <text:p/>
        </draw:connector>
        <draw:connector draw:style-name="gr3" draw:text-style-name="P1" draw:layer="layout" draw:type="curve" svg:x1="3.307cm" svg:y1="9.807cm" svg:x2="4.1cm" svg:y2="11.6cm" draw:start-shape="id21" draw:start-glue-point="9" draw:end-shape="id25" draw:end-glue-point="4" svg:d="m3307 9807c0 1566 793 670 793 1793" svg:viewBox="0 0 794 1794">
          <text:p/>
        </draw:connector>
        <draw:custom-shape draw:style-name="gr2" draw:text-style-name="P1" xml:id="id22" draw:id="id22" draw:layer="layout" svg:width="2cm" svg:height="2cm" svg:x="7.6cm" svg:y="8.1cm">
          <text:p text:style-name="P1">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7.893cm" svg:y1="9.807cm" svg:x2="7.1cm" svg:y2="11.6cm" draw:start-shape="id22" draw:start-glue-point="7" draw:end-shape="id26" draw:end-glue-point="4" svg:d="m7893 9807c0 1566-793 670-793 1793" svg:viewBox="0 0 794 1794">
          <text:p/>
        </draw:connector>
        <draw:connector draw:style-name="gr3" draw:text-style-name="P1" draw:layer="layout" draw:type="curve" svg:x1="9.307cm" svg:y1="9.807cm" svg:x2="10.1cm" svg:y2="11.6cm" draw:start-shape="id22" draw:start-glue-point="9" draw:end-shape="id27" draw:end-glue-point="4" svg:d="m9307 9807c0 1564 793 668 793 1793" svg:viewBox="0 0 794 1794">
          <text:p/>
        </draw:connector>
        <draw:custom-shape draw:style-name="gr1" draw:text-style-name="P1" xml:id="id24" draw:id="id24" draw:layer="layout" svg:width="2cm" svg:height="2cm" svg:x="0.1cm" svg:y="11.6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" draw:id="id25" draw:layer="layout" svg:width="2cm" svg:height="2cm" svg:x="3.1cm" svg:y="11.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6" draw:id="id26" draw:layer="layout" svg:width="2cm" svg:height="2cm" svg:x="6.1cm" svg:y="11.6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7" draw:id="id27" draw:layer="layout" svg:width="2cm" svg:height="2cm" svg:x="9.1cm" svg:y="11.6cm">
          <text:p text:style-name="P1">∨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9.393cm" svg:y1="13.307cm" svg:x2="8.6cm" svg:y2="15.1cm" draw:start-shape="id27" draw:start-glue-point="7" draw:end-shape="id28" draw:end-glue-point="4" svg:d="m9393 13307c0 1566-793 670-793 1793" svg:viewBox="0 0 794 1794">
          <text:p/>
        </draw:connector>
        <draw:connector draw:style-name="gr3" draw:text-style-name="P1" draw:layer="layout" draw:type="curve" svg:x1="10.807cm" svg:y1="13.307cm" svg:x2="11.6cm" svg:y2="15.1cm" draw:start-shape="id27" draw:start-glue-point="9" draw:end-shape="id29" draw:end-glue-point="4" svg:d="m10807 13307c0 1566 793 670 793 1793" svg:viewBox="0 0 794 1794">
          <text:p/>
        </draw:connector>
        <draw:custom-shape draw:style-name="gr1" draw:text-style-name="P1" xml:id="id28" draw:id="id28" draw:layer="layout" svg:width="2cm" svg:height="2cm" svg:x="7.6cm" svg:y="15.1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9" draw:id="id29" draw:layer="layout" svg:width="2cm" svg:height="2cm" svg:x="10.6cm" svg:y="15.1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0" draw:id="id30" draw:layer="layout" svg:width="2cm" svg:height="2cm" svg:x="15.9cm" svg:y="4.1cm">
          <text:p text:style-name="P1">∧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6.193cm" svg:y1="5.807cm" svg:x2="15.9cm" svg:y2="11.6cm" draw:start-shape="id30" draw:start-glue-point="7" draw:end-shape="id31" draw:end-glue-point="4" svg:d="m16193 5807c0 4566-293 1670-293 5793" svg:viewBox="0 0 294 5794">
          <text:p/>
        </draw:connector>
        <draw:connector draw:style-name="gr3" draw:text-style-name="P1" draw:layer="layout" draw:type="curve" svg:x1="17.607cm" svg:y1="5.807cm" svg:x2="18.9cm" svg:y2="8.1cm" draw:start-shape="id30" draw:start-glue-point="9" draw:end-shape="id32" draw:end-glue-point="4" svg:d="m17607 5807c0 1939 1293 793 1293 2293" svg:viewBox="0 0 1294 2294">
          <text:p/>
        </draw:connector>
        <draw:custom-shape draw:style-name="gr2" draw:text-style-name="P1" xml:id="id33" draw:id="id33" draw:layer="layout" svg:width="2cm" svg:height="2cm" svg:x="15.9cm" svg:y="1.1cm">
          <text:p text:style-name="P1">¬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6.9cm" svg:y1="3.1cm" svg:x2="16.9cm" svg:y2="4.1cm" draw:start-shape="id33" draw:start-glue-point="8" draw:end-shape="id30" draw:end-glue-point="4" svg:d="m16900 3100v1000" svg:viewBox="0 0 1 1001">
          <text:p/>
        </draw:connector>
        <draw:custom-shape draw:style-name="gr2" draw:text-style-name="P1" xml:id="id31" draw:id="id31" draw:layer="layout" svg:width="2cm" svg:height="2cm" svg:x="14.9cm" svg:y="11.6cm">
          <text:p text:style-name="P1">∨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5.193cm" svg:y1="13.307cm" svg:x2="15.9cm" svg:y2="15.1cm" draw:start-shape="id31" draw:start-glue-point="7" draw:end-shape="id34" draw:end-glue-point="4" svg:d="m15193 13307c0 1566 707 670 707 1793" svg:viewBox="0 0 708 1794">
          <text:p/>
        </draw:connector>
        <draw:connector draw:style-name="gr3" draw:text-style-name="P1" draw:layer="layout" draw:type="curve" svg:x1="16.607cm" svg:y1="13.307cm" svg:x2="18.9cm" svg:y2="15.1cm" draw:start-shape="id31" draw:start-glue-point="9" draw:end-shape="id35" draw:end-glue-point="4" svg:d="m16607 13307c0 1566 2293 670 2293 1793" svg:viewBox="0 0 2294 1794">
          <text:p/>
        </draw:connector>
        <draw:custom-shape draw:style-name="gr2" draw:text-style-name="P1" xml:id="id32" draw:id="id32" draw:layer="layout" svg:width="2cm" svg:height="2cm" svg:x="17.9cm" svg:y="8.1cm">
          <text:p text:style-name="P1">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draw:line-skew="0.925cm" svg:x1="18.193cm" svg:y1="9.807cm" svg:x2="15.9cm" svg:y2="15.1cm" draw:start-shape="id32" draw:start-glue-point="7" draw:end-shape="id34" draw:end-glue-point="4" svg:d="m18193 9807c0 5578-2293 2932-2293 5293" svg:viewBox="0 0 2294 5294">
          <text:p/>
        </draw:connector>
        <draw:connector draw:style-name="gr3" draw:text-style-name="P1" draw:layer="layout" draw:type="curve" svg:x1="19.607cm" svg:y1="9.807cm" svg:x2="15.9cm" svg:y2="11.6cm" draw:start-shape="id32" draw:start-glue-point="9" draw:end-shape="id31" draw:end-glue-point="4" svg:d="m19607 9807c0 1566-3707 670-3707 1793" svg:viewBox="0 0 3708 1794">
          <text:p/>
        </draw:connector>
        <draw:custom-shape draw:style-name="gr1" draw:text-style-name="P1" xml:id="id34" draw:id="id34" draw:layer="layout" svg:width="2cm" svg:height="2cm" svg:x="14.9cm" svg:y="15.1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5" draw:id="id35" draw:layer="layout" svg:width="2cm" svg:height="2cm" svg:x="17.9cm" svg:y="15.1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Standard"/>
      <draw:page draw:name="page5" draw:style-name="dp1" draw:master-page-name="Standard">
        <draw:custom-shape draw:style-name="gr4" draw:text-style-name="P1" xml:id="id36" draw:id="id36" draw:layer="layout" svg:width="2cm" svg:height="2cm" svg:x="12.1cm" svg:y="0.6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1cm" svg:y1="2.6cm" svg:x2="16.1cm" svg:y2="4.1cm" draw:start-shape="id36" draw:start-glue-point="8" draw:end-shape="id37" svg:d="m13100 2600c0 1125 3000 375 3000 1500" svg:viewBox="0 0 3001 1501">
          <text:p/>
        </draw:connector>
        <draw:custom-shape draw:style-name="gr4" draw:text-style-name="P1" xml:id="id37" draw:id="id37" draw:layer="layout" svg:width="2cm" svg:height="2cm" svg:x="15.1cm" svg:y="4.1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8" draw:id="id38" draw:layer="layout" svg:width="2cm" svg:height="2cm" svg:x="9.1cm" svg:y="4.1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3.1cm" svg:y1="2.6cm" svg:x2="10.1cm" svg:y2="4.1cm" draw:start-shape="id36" draw:start-glue-point="8" draw:end-shape="id38" draw:end-glue-point="4" svg:d="m13100 2600c0 1125-3000 375-3000 1500" svg:viewBox="0 0 3001 1501">
          <text:p/>
        </draw:connector>
        <draw:connector draw:style-name="gr5" draw:text-style-name="P1" draw:layer="layout" draw:type="curve" svg:x1="10.1cm" svg:y1="6.1cm" svg:x2="8.6cm" svg:y2="7.6cm" draw:start-shape="id38" draw:start-glue-point="8" draw:end-shape="id39" draw:end-glue-point="0" svg:d="m10100 6100c0 1125-1500 375-1500 1500" svg:viewBox="0 0 1501 1501">
          <text:p/>
        </draw:connector>
        <draw:custom-shape draw:style-name="gr6" draw:text-style-name="P1" xml:id="id39" draw:id="id39" draw:layer="layout" svg:width="2cm" svg:height="2cm" svg:x="7.6cm" svg:y="7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6" draw:text-style-name="P1" xml:id="id40" draw:id="id40" draw:layer="layout" svg:width="2cm" svg:height="2cm" svg:x="10.6cm" svg:y="7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6" draw:text-style-name="P1" xml:id="id42" draw:id="id42" draw:layer="layout" svg:width="2cm" svg:height="2cm" svg:x="13.6cm" svg:y="7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xml:id="id41" draw:id="id41" draw:layer="layout" svg:width="2cm" svg:height="2cm" svg:x="16.6cm" svg:y="7.6cm">
          <text:p text:style-name="P1">1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1cm" svg:y1="6.1cm" svg:x2="11.6cm" svg:y2="7.6cm" draw:start-shape="id38" draw:start-glue-point="8" draw:end-shape="id40" draw:end-glue-point="0" svg:d="m10100 6100c0 1125 1500 375 1500 1500" svg:viewBox="0 0 1501 1501">
          <text:p/>
        </draw:connector>
        <draw:connector draw:style-name="gr3" draw:text-style-name="P1" draw:layer="layout" draw:type="curve" svg:x1="16.1cm" svg:y1="6.1cm" svg:x2="17.6cm" svg:y2="7.6cm" draw:start-shape="id37" draw:start-glue-point="8" draw:end-shape="id41" draw:end-glue-point="0" svg:d="m16100 6100c0 1125 1500 375 1500 1500" svg:viewBox="0 0 1501 1501">
          <text:p/>
        </draw:connector>
        <draw:connector draw:style-name="gr5" draw:text-style-name="P1" draw:layer="layout" draw:type="curve" svg:x1="16.1cm" svg:y1="6.1cm" svg:x2="14.6cm" svg:y2="7.6cm" draw:start-shape="id37" draw:start-glue-point="8" draw:end-shape="id42" draw:end-glue-point="0" svg:d="m16100 6100c0 1125-1500 375-1500 1500" svg:viewBox="0 0 1501 1501">
          <text:p/>
        </draw:connector>
        <draw:custom-shape draw:style-name="gr4" draw:text-style-name="P1" xml:id="id43" draw:id="id43" draw:layer="layout" svg:width="2cm" svg:height="2cm" svg:x="2.1cm" svg:y="10.1cm">
          <text:p text:style-name="P1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3.1cm" svg:y1="12.1cm" svg:x2="4.6cm" svg:y2="13.6cm" draw:start-shape="id43" draw:start-glue-point="8" draw:end-shape="id44" draw:end-glue-point="4" svg:d="m3100 12100c0 1125 1500 375 1500 1500" svg:viewBox="0 0 1501 1501">
          <text:p/>
        </draw:connector>
        <draw:custom-shape draw:style-name="gr4" draw:text-style-name="P1" xml:id="id44" draw:id="id44" draw:layer="layout" svg:width="2cm" svg:height="2cm" svg:x="3.6cm" svg:y="13.6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3.1cm" svg:y1="12.1cm" svg:x2="2.1cm" svg:y2="17.1cm" draw:start-shape="id43" draw:start-glue-point="8" draw:end-shape="id45" draw:end-glue-point="0" svg:d="m3100 12100c0 3750-1000 1250-1000 5000" svg:viewBox="0 0 1001 5001">
          <text:p/>
        </draw:connector>
        <draw:custom-shape draw:style-name="gr6" draw:text-style-name="P1" xml:id="id45" draw:id="id45" draw:layer="layout" svg:width="2cm" svg:height="2cm" svg:x="1.1cm" svg:y="17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xml:id="id46" draw:id="id46" draw:layer="layout" svg:width="2cm" svg:height="2cm" svg:x="4.1cm" svg:y="17.1cm">
          <text:p text:style-name="P1">1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4.6cm" svg:y1="15.6cm" svg:x2="5.1cm" svg:y2="17.1cm" draw:start-shape="id44" draw:start-glue-point="8" draw:end-shape="id46" draw:end-glue-point="0" svg:d="m4600 15600c0 1125 500 375 500 1500" svg:viewBox="0 0 501 1501">
          <text:p/>
        </draw:connector>
        <draw:connector draw:style-name="gr5" draw:text-style-name="P1" draw:layer="layout" draw:type="curve" svg:x1="4.6cm" svg:y1="15.6cm" svg:x2="2.1cm" svg:y2="17.1cm" draw:start-shape="id44" draw:start-glue-point="8" draw:end-shape="id45" draw:end-glue-point="0" svg:d="m4600 15600c0 1125-2500 375-2500 1500" svg:viewBox="0 0 2501 1501">
          <text:p/>
        </draw:connector>
        <draw:frame draw:style-name="gr8" draw:text-style-name="P2" draw:layer="layout" svg:width="4.5cm" svg:height="0.962cm" svg:x="0.1cm" svg:y="0.138cm">
          <draw:text-box>
            <text:p text:style-name="P2">X and Y</text:p>
          </draw:text-box>
        </draw:frame>
        <draw:custom-shape draw:style-name="gr4" draw:text-style-name="P1" xml:id="id47" draw:id="id47" draw:layer="layout" svg:width="2cm" svg:height="2cm" svg:x="12.55cm" svg:y="10.05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55cm" svg:y1="12.05cm" svg:x2="16.55cm" svg:y2="13.55cm" draw:start-shape="id47" draw:start-glue-point="8" draw:end-shape="id48" svg:d="m13550 12050c0 1125 3000 375 3000 1500" svg:viewBox="0 0 3001 1501">
          <text:p/>
        </draw:connector>
        <draw:custom-shape draw:style-name="gr4" draw:text-style-name="P1" xml:id="id48" draw:id="id48" draw:layer="layout" svg:width="2cm" svg:height="2cm" svg:x="15.55cm" svg:y="13.55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3.55cm" svg:y1="12.05cm" svg:x2="10.6cm" svg:y2="13.6cm" draw:start-shape="id47" draw:start-glue-point="8" draw:end-shape="id49" draw:end-glue-point="0" svg:d="m13550 12050c0 1162-2950 388-2950 1550" svg:viewBox="0 0 2951 1551">
          <text:p/>
        </draw:connector>
        <draw:custom-shape draw:style-name="gr6" draw:text-style-name="P1" xml:id="id49" draw:id="id49" draw:layer="layout" svg:width="2cm" svg:height="2cm" svg:x="9.6cm" svg:y="13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6" draw:text-style-name="P1" xml:id="id51" draw:id="id51" draw:layer="layout" svg:width="2cm" svg:height="2cm" svg:x="14.05cm" svg:y="17.0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xml:id="id50" draw:id="id50" draw:layer="layout" svg:width="2cm" svg:height="2cm" svg:x="17.05cm" svg:y="17.05cm">
          <text:p text:style-name="P1">1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6.55cm" svg:y1="15.55cm" svg:x2="18.05cm" svg:y2="17.05cm" draw:start-shape="id48" draw:start-glue-point="8" draw:end-shape="id50" draw:end-glue-point="0" svg:d="m16550 15550c0 1125 1500 375 1500 1500" svg:viewBox="0 0 1501 1501">
          <text:p/>
        </draw:connector>
        <draw:connector draw:style-name="gr5" draw:text-style-name="P1" draw:layer="layout" draw:type="curve" svg:x1="16.55cm" svg:y1="15.55cm" svg:x2="15.05cm" svg:y2="17.05cm" draw:start-shape="id48" draw:start-glue-point="8" draw:end-shape="id51" draw:end-glue-point="0" svg:d="m16550 15550c0 1125-1500 375-1500 1500" svg:viewBox="0 0 1501 1501">
          <text:p/>
        </draw:connector>
      </draw:page>
      <draw:page draw:name="page6" draw:style-name="dp1" draw:master-page-name="Standard">
        <draw:custom-shape draw:style-name="gr4" draw:text-style-name="P1" xml:id="id52" draw:id="id52" draw:layer="layout" svg:width="2cm" svg:height="2cm" svg:x="9.6cm" svg:y="1.1cm">
          <text:p text:style-name="P1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0.6cm" svg:y1="3.1cm" svg:x2="10.1cm" svg:y2="6.1cm" draw:start-shape="id52" draw:start-glue-point="8" draw:end-shape="id53" draw:end-glue-point="1" svg:d="m10600 3100c0 1500 25 1250 106 1625s219 1375-606 1375" svg:viewBox="0 0 669 3001">
          <text:p/>
        </draw:connector>
        <draw:connector draw:style-name="gr5" draw:text-style-name="P1" draw:layer="layout" draw:type="curve" svg:x1="10.6cm" svg:y1="3.1cm" svg:x2="9.1cm" svg:y2="5.1cm" draw:start-shape="id52" draw:start-glue-point="8" draw:end-shape="id53" svg:d="m10600 3100c0 1500-1500 500-1500 2000" svg:viewBox="0 0 1501 2001">
          <text:p/>
        </draw:connector>
        <draw:custom-shape draw:style-name="gr6" draw:text-style-name="P1" xml:id="id53" draw:id="id53" draw:layer="layout" svg:width="2cm" svg:height="2cm" svg:x="8.1cm" svg:y="5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2cm" svg:x="11.1cm" svg:y="5.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" draw:text-style-name="P1" xml:id="id54" draw:id="id54" draw:layer="layout" svg:width="2cm" svg:height="2cm" svg:x="15.6cm" svg:y="1.1cm">
          <text:p text:style-name="P1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6.6cm" svg:y1="3.1cm" svg:x2="18.1cm" svg:y2="5.1cm" draw:start-shape="id54" draw:start-glue-point="8" draw:end-shape="id55" svg:d="m16600 3100c0 1500 1500 500 1500 2000" svg:viewBox="0 0 1501 2001">
          <text:p/>
        </draw:connector>
        <draw:connector draw:style-name="gr5" draw:text-style-name="P1" draw:layer="layout" draw:type="curve" svg:x1="16.6cm" svg:y1="3.1cm" svg:x2="17.1cm" svg:y2="6.1cm" draw:start-shape="id54" draw:start-glue-point="8" draw:end-shape="id55" draw:end-glue-point="3" svg:d="m16600 3100c0 1500-25 1250-106 1625s-219 1375 606 1375" svg:viewBox="0 0 669 3001">
          <text:p/>
        </draw:connector>
        <draw:custom-shape draw:style-name="gr6" draw:text-style-name="P1" draw:layer="layout" svg:width="2cm" svg:height="2cm" svg:x="14.1cm" svg:y="5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xml:id="id55" draw:id="id55" draw:layer="layout" svg:width="2cm" svg:height="2cm" svg:x="17.1cm" svg:y="5.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2cm" svg:x="1.1cm" svg:y="5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2cm" svg:x="4.1cm" svg:y="5.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" draw:text-style-name="P1" xml:id="id56" draw:id="id56" draw:layer="layout" svg:width="2cm" svg:height="2cm" svg:x="9.6cm" svg:y="13.1cm">
          <text:p text:style-name="P1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0.6cm" svg:y1="15.1cm" svg:x2="9.1cm" svg:y2="17.1cm" draw:start-shape="id56" draw:start-glue-point="8" draw:end-shape="id57" draw:end-glue-point="0" svg:d="m10600 15100c0 1500-1500 500-1500 2000" svg:viewBox="0 0 1501 2001">
          <text:p/>
        </draw:connector>
        <draw:connector draw:style-name="gr5" draw:text-style-name="P1" draw:layer="layout" draw:type="curve" svg:x1="10.6cm" svg:y1="15.1cm" svg:x2="12.1cm" svg:y2="17.1cm" draw:start-shape="id56" draw:start-glue-point="8" draw:end-shape="id58" svg:d="m10600 15100c0 1500 1500 500 1500 2000" svg:viewBox="0 0 1501 2001">
          <text:p/>
        </draw:connector>
        <draw:custom-shape draw:style-name="gr6" draw:text-style-name="P1" xml:id="id57" draw:id="id57" draw:layer="layout" svg:width="2cm" svg:height="2cm" svg:x="8.1cm" svg:y="17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xml:id="id58" draw:id="id58" draw:layer="layout" svg:width="2cm" svg:height="2cm" svg:x="11.1cm" svg:y="17.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" draw:text-style-name="P1" xml:id="id59" draw:id="id59" draw:layer="layout" svg:width="2cm" svg:height="2cm" svg:x="15.6cm" svg:y="13.1cm">
          <text:p text:style-name="P1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6.6cm" svg:y1="15.1cm" svg:x2="18.1cm" svg:y2="17.1cm" draw:start-shape="id59" draw:start-glue-point="8" draw:end-shape="id60" svg:d="m16600 15100c0 1500 1500 500 1500 2000" svg:viewBox="0 0 1501 2001">
          <text:p/>
        </draw:connector>
        <draw:connector draw:style-name="gr5" draw:text-style-name="P1" draw:layer="layout" draw:type="curve" svg:x1="16.6cm" svg:y1="15.1cm" svg:x2="15.1cm" svg:y2="17.1cm" draw:start-shape="id59" draw:start-glue-point="8" draw:end-shape="id61" draw:end-glue-point="0" svg:d="m16600 15100c0 1500-1500 500-1500 2000" svg:viewBox="0 0 1501 2001">
          <text:p/>
        </draw:connector>
        <draw:custom-shape draw:style-name="gr6" draw:text-style-name="P1" xml:id="id61" draw:id="id61" draw:layer="layout" svg:width="2cm" svg:height="2cm" svg:x="14.1cm" svg:y="17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xml:id="id60" draw:id="id60" draw:layer="layout" svg:width="2cm" svg:height="2cm" svg:x="17.1cm" svg:y="17.1cm">
          <text:p text:style-name="P1">1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Standard">
        <draw:custom-shape draw:style-name="gr4" draw:text-style-name="P3" xml:id="id62" draw:id="id62" draw:layer="layout" svg:width="2cm" svg:height="2cm" svg:x="12.6cm" svg:y="0.6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6cm" svg:y1="2.6cm" svg:x2="16.6cm" svg:y2="4.1cm" draw:start-shape="id62" draw:start-glue-point="8" draw:end-shape="id63" svg:d="m13600 2600c0 1125 3000 375 3000 1500" svg:viewBox="0 0 3001 1501">
          <text:p/>
        </draw:connector>
        <draw:custom-shape draw:style-name="gr4" draw:text-style-name="P3" xml:id="id63" draw:id="id63" draw:layer="layout" svg:width="2cm" svg:height="2cm" svg:x="15.6cm" svg:y="4.1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64" draw:id="id64" draw:layer="layout" svg:width="2cm" svg:height="2cm" svg:x="9.6cm" svg:y="4.1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3.6cm" svg:y1="2.6cm" svg:x2="10.6cm" svg:y2="4.1cm" draw:start-shape="id62" draw:start-glue-point="8" draw:end-shape="id64" draw:end-glue-point="4" svg:d="m13600 2600c0 1125-3000 375-3000 1500" svg:viewBox="0 0 3001 1501">
          <text:p/>
        </draw:connector>
        <draw:connector draw:style-name="gr5" draw:text-style-name="P1" draw:layer="layout" draw:type="curve" svg:x1="10.6cm" svg:y1="6.1cm" svg:x2="9.1cm" svg:y2="7.6cm" draw:start-shape="id64" draw:start-glue-point="8" draw:end-shape="id65" draw:end-glue-point="0" svg:d="m10600 6100c0 1125-1500 375-1500 1500" svg:viewBox="0 0 1501 1501">
          <text:p/>
        </draw:connector>
        <draw:custom-shape draw:style-name="gr6" draw:text-style-name="P3" xml:id="id65" draw:id="id65" draw:layer="layout" svg:width="2cm" svg:height="2cm" svg:x="8.1cm" svg:y="7.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66" draw:id="id66" draw:layer="layout" svg:width="2cm" svg:height="2cm" svg:x="11.1cm" svg:y="7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67" draw:id="id67" draw:layer="layout" svg:width="2cm" svg:height="2cm" svg:x="17.1cm" svg:y="7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6cm" svg:y1="6.1cm" svg:x2="12.1cm" svg:y2="7.6cm" draw:start-shape="id64" draw:start-glue-point="8" draw:end-shape="id66" svg:d="m10600 6100c0 1125 1500 375 1500 1500" svg:viewBox="0 0 1501 1501">
          <text:p/>
        </draw:connector>
        <draw:connector draw:style-name="gr3" draw:text-style-name="P1" draw:layer="layout" draw:type="curve" svg:x1="16.6cm" svg:y1="6.1cm" svg:x2="18.1cm" svg:y2="7.6cm" draw:start-shape="id63" draw:start-glue-point="8" draw:end-shape="id67" svg:d="m16600 6100c0 1125 1500 375 1500 1500" svg:viewBox="0 0 1501 1501">
          <text:p/>
        </draw:connector>
        <draw:connector draw:style-name="gr5" draw:text-style-name="P1" draw:layer="layout" draw:type="curve" svg:x1="16.6cm" svg:y1="6.1cm" svg:x2="15.1cm" svg:y2="7.6cm" draw:start-shape="id63" draw:start-glue-point="8" draw:end-shape="id68" draw:end-glue-point="0" svg:d="m16600 6100c0 1125-1500 375-1500 1500" svg:viewBox="0 0 1501 1501">
          <text:p/>
        </draw:connector>
        <draw:custom-shape draw:style-name="gr4" draw:text-style-name="P3" xml:id="id69" draw:id="id69" draw:layer="layout" svg:width="2cm" svg:height="2cm" svg:x="3.1cm" svg:y="10.1cm">
          <text:p text:style-name="P1"><text:span text:style-name="T1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4.1cm" svg:y1="12.1cm" svg:x2="5.1cm" svg:y2="17.1cm" draw:start-shape="id69" draw:start-glue-point="8" draw:end-shape="id70" draw:end-glue-point="0" svg:d="m4100 12100c0 3750 1000 1250 1000 5000" svg:viewBox="0 0 1001 5001">
          <text:p/>
        </draw:connector>
        <draw:custom-shape draw:style-name="gr4" draw:text-style-name="P3" xml:id="id71" draw:id="id71" draw:layer="layout" svg:width="2cm" svg:height="2cm" svg:x="1.6cm" svg:y="13.6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4.1cm" svg:y1="12.1cm" svg:x2="2.6cm" svg:y2="13.6cm" draw:start-shape="id69" draw:start-glue-point="8" draw:end-shape="id71" draw:end-glue-point="4" svg:d="m4100 12100c0 1125-1500 375-1500 1500" svg:viewBox="0 0 1501 1501">
          <text:p/>
        </draw:connector>
        <draw:custom-shape draw:style-name="gr6" draw:text-style-name="P3" xml:id="id72" draw:id="id72" draw:layer="layout" svg:width="2cm" svg:height="2cm" svg:x="1.1cm" svg:y="17.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70" draw:id="id70" draw:layer="layout" svg:width="2cm" svg:height="2cm" svg:x="4.1cm" svg:y="17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2.6cm" svg:y1="15.6cm" svg:x2="5.1cm" svg:y2="17.1cm" draw:start-shape="id71" draw:start-glue-point="8" draw:end-shape="id70" draw:end-glue-point="0" svg:d="m2600 15600c0 1125 2500 375 2500 1500" svg:viewBox="0 0 2501 1501">
          <text:p/>
        </draw:connector>
        <draw:connector draw:style-name="gr5" draw:text-style-name="P1" draw:layer="layout" draw:type="curve" svg:x1="2.6cm" svg:y1="15.6cm" svg:x2="2.1cm" svg:y2="17.1cm" draw:start-shape="id71" draw:start-glue-point="8" draw:end-shape="id72" draw:end-glue-point="0" svg:d="m2600 15600c0 1125-500 375-500 1500" svg:viewBox="0 0 501 1501">
          <text:p/>
        </draw:connector>
        <draw:frame draw:style-name="gr9" draw:text-style-name="P4" draw:layer="layout" svg:width="2.255cm" svg:height="0.962cm" svg:x="0.1cm" svg:y="0.138cm">
          <draw:text-box>
            <text:p><text:span text:style-name="T1">X or Y</text:span></text:p>
          </draw:text-box>
        </draw:frame>
        <draw:custom-shape draw:style-name="gr7" draw:text-style-name="P3" xml:id="id68" draw:id="id68" draw:layer="layout" svg:width="2cm" svg:height="2cm" svg:x="14.1cm" svg:y="7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73" draw:id="id73" draw:layer="layout" svg:width="2cm" svg:height="2cm" svg:x="12.6cm" svg:y="10.1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6cm" svg:y1="12.1cm" svg:x2="16.6cm" svg:y2="14.1cm" draw:start-shape="id73" draw:start-glue-point="8" draw:end-shape="id74" draw:end-glue-point="0" svg:d="m13600 12100c0 1500 3000 500 3000 2000" svg:viewBox="0 0 3001 2001">
          <text:p/>
        </draw:connector>
        <draw:custom-shape draw:style-name="gr4" draw:text-style-name="P3" xml:id="id75" draw:id="id75" draw:layer="layout" svg:width="2cm" svg:height="2cm" svg:x="9.6cm" svg:y="13.6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3.6cm" svg:y1="12.1cm" svg:x2="10.6cm" svg:y2="13.6cm" draw:start-shape="id73" draw:start-glue-point="8" draw:end-shape="id75" draw:end-glue-point="4" svg:d="m13600 12100c0 1125-3000 375-3000 1500" svg:viewBox="0 0 3001 1501">
          <text:p/>
        </draw:connector>
        <draw:connector draw:style-name="gr5" draw:text-style-name="P1" draw:layer="layout" draw:type="curve" svg:x1="10.6cm" svg:y1="15.6cm" svg:x2="9.1cm" svg:y2="17.1cm" draw:start-shape="id75" draw:start-glue-point="8" draw:end-shape="id76" draw:end-glue-point="0" svg:d="m10600 15600c0 1125-1500 375-1500 1500" svg:viewBox="0 0 1501 1501">
          <text:p/>
        </draw:connector>
        <draw:custom-shape draw:style-name="gr6" draw:text-style-name="P3" xml:id="id76" draw:id="id76" draw:layer="layout" svg:width="2cm" svg:height="2cm" svg:x="8.1cm" svg:y="17.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77" draw:id="id77" draw:layer="layout" svg:width="2cm" svg:height="2cm" svg:x="11.1cm" svg:y="17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74" draw:id="id74" draw:layer="layout" svg:width="2cm" svg:height="2cm" svg:x="15.6cm" svg:y="14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6cm" svg:y1="15.6cm" svg:x2="12.1cm" svg:y2="17.1cm" draw:start-shape="id75" draw:start-glue-point="8" draw:end-shape="id77" svg:d="m10600 15600c0 1125 1500 375 1500 1500" svg:viewBox="0 0 1501 1501">
          <text:p/>
        </draw:connector>
      </draw:page>
      <draw:page draw:name="page8" draw:style-name="dp1" draw:master-page-name="Standard">
        <draw:custom-shape draw:style-name="gr4" draw:text-style-name="P3" xml:id="id78" draw:id="id78" draw:layer="layout" svg:width="2cm" svg:height="2cm" svg:x="12.6cm" svg:y="10.1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6cm" svg:y1="12.1cm" svg:x2="16.6cm" svg:y2="13.6cm" draw:start-shape="id78" draw:start-glue-point="8" draw:end-shape="id79" svg:d="m13600 12100c0 1125 3000 375 3000 1500" svg:viewBox="0 0 3001 1501">
          <text:p/>
        </draw:connector>
        <draw:custom-shape draw:style-name="gr4" draw:text-style-name="P3" xml:id="id79" draw:id="id79" draw:layer="layout" svg:width="2cm" svg:height="2cm" svg:x="15.6cm" svg:y="13.6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80" draw:id="id80" draw:layer="layout" svg:width="2cm" svg:height="2cm" svg:x="9.6cm" svg:y="13.6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3.6cm" svg:y1="12.1cm" svg:x2="10.6cm" svg:y2="13.6cm" draw:start-shape="id78" draw:start-glue-point="8" draw:end-shape="id80" draw:end-glue-point="4" svg:d="m13600 12100c0 1125-3000 375-3000 1500" svg:viewBox="0 0 3001 1501">
          <text:p/>
        </draw:connector>
        <draw:connector draw:style-name="gr5" draw:text-style-name="P1" draw:layer="layout" draw:type="curve" svg:x1="10.6cm" svg:y1="15.6cm" svg:x2="9.1cm" svg:y2="17.1cm" draw:start-shape="id80" draw:start-glue-point="8" draw:end-shape="id81" draw:end-glue-point="0" svg:d="m10600 15600c0 1125-1500 375-1500 1500" svg:viewBox="0 0 1501 1501">
          <text:p/>
        </draw:connector>
        <draw:custom-shape draw:style-name="gr6" draw:text-style-name="P3" xml:id="id81" draw:id="id81" draw:layer="layout" svg:width="2cm" svg:height="2cm" svg:x="8.1cm" svg:y="17.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83" draw:id="id83" draw:layer="layout" svg:width="2cm" svg:height="2cm" svg:x="17.1cm" svg:y="17.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84" draw:id="id84" draw:layer="layout" svg:width="2cm" svg:height="2cm" svg:x="14.1cm" svg:y="17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6cm" svg:y1="15.6cm" svg:x2="12.1cm" svg:y2="17.1cm" draw:start-shape="id80" draw:start-glue-point="8" draw:end-shape="id82" draw:end-glue-point="0" svg:d="m10600 15600c0 1125 1500 375 1500 1500" svg:viewBox="0 0 1501 1501">
          <text:p/>
        </draw:connector>
        <draw:connector draw:style-name="gr3" draw:text-style-name="P1" draw:layer="layout" draw:type="curve" svg:x1="16.6cm" svg:y1="15.6cm" svg:x2="18.1cm" svg:y2="17.1cm" draw:start-shape="id79" draw:start-glue-point="8" draw:end-shape="id83" draw:end-glue-point="0" svg:d="m16600 15600c0 1125 1500 375 1500 1500" svg:viewBox="0 0 1501 1501">
          <text:p/>
        </draw:connector>
        <draw:connector draw:style-name="gr5" draw:text-style-name="P1" draw:layer="layout" draw:type="curve" svg:x1="16.6cm" svg:y1="15.6cm" svg:x2="15.1cm" svg:y2="17.1cm" draw:start-shape="id79" draw:start-glue-point="8" draw:end-shape="id84" draw:end-glue-point="0" svg:d="m16600 15600c0 1125-1500 375-1500 1500" svg:viewBox="0 0 1501 1501">
          <text:p/>
        </draw:connector>
        <draw:frame draw:style-name="gr9" draw:text-style-name="P4" draw:layer="layout" svg:width="2.572cm" svg:height="0.962cm" svg:x="0.1cm" svg:y="0.138cm">
          <draw:text-box>
            <text:p><text:span text:style-name="T1">X xor Y</text:span></text:p>
          </draw:text-box>
        </draw:frame>
        <draw:custom-shape draw:style-name="gr7" draw:text-style-name="P3" xml:id="id82" draw:id="id82" draw:layer="layout" svg:width="2cm" svg:height="2cm" svg:x="11.1cm" svg:y="17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85" draw:id="id85" draw:layer="layout" svg:width="2cm" svg:height="2cm" svg:x="3.1cm" svg:y="10.1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4.1cm" svg:y1="12.1cm" svg:x2="6.6cm" svg:y2="13.6cm" draw:start-shape="id85" draw:start-glue-point="8" draw:end-shape="id86" svg:d="m4100 12100c0 1125 2500 375 2500 1500" svg:viewBox="0 0 2501 1501">
          <text:p/>
        </draw:connector>
        <draw:custom-shape draw:style-name="gr4" draw:text-style-name="P3" xml:id="id86" draw:id="id86" draw:layer="layout" svg:width="2cm" svg:height="2cm" svg:x="5.6cm" svg:y="13.6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87" draw:id="id87" draw:layer="layout" svg:width="2cm" svg:height="2cm" svg:x="0.6cm" svg:y="13.6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4.1cm" svg:y1="12.1cm" svg:x2="1.6cm" svg:y2="13.6cm" draw:start-shape="id85" draw:start-glue-point="8" draw:end-shape="id87" draw:end-glue-point="4" svg:d="m4100 12100c0 1125-2500 375-2500 1500" svg:viewBox="0 0 2501 1501">
          <text:p/>
        </draw:connector>
        <draw:connector draw:style-name="gr5" draw:text-style-name="P1" draw:layer="layout" draw:type="curve" svg:x1="2.6cm" svg:y1="14.6cm" svg:x2="5.6cm" svg:y2="17.1cm" draw:start-shape="id87" draw:start-glue-point="10" draw:end-shape="id88" draw:end-glue-point="0" svg:d="m2600 14600c2000 0 3000 833 3000 2500" svg:viewBox="0 0 3001 2501">
          <text:p/>
        </draw:connector>
        <draw:custom-shape draw:style-name="gr6" draw:text-style-name="P3" xml:id="id88" draw:id="id88" draw:layer="layout" svg:width="2cm" svg:height="2cm" svg:x="4.6cm" svg:y="17.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89" draw:id="id89" draw:layer="layout" svg:width="2cm" svg:height="2cm" svg:x="1.6cm" svg:y="17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.6cm" svg:y1="15.6cm" svg:x2="2.6cm" svg:y2="17.1cm" draw:start-shape="id87" draw:start-glue-point="8" draw:end-shape="id89" draw:end-glue-point="0" svg:d="m1600 15600c0 1125 1000 375 1000 1500" svg:viewBox="0 0 1001 1501">
          <text:p/>
        </draw:connector>
        <draw:connector draw:style-name="gr3" draw:text-style-name="P1" draw:layer="layout" draw:type="curve" svg:x1="6.6cm" svg:y1="15.6cm" svg:x2="5.6cm" svg:y2="17.1cm" draw:start-shape="id86" draw:start-glue-point="8" draw:end-shape="id88" svg:d="m6600 15600c0 1125-1000 375-1000 1500" svg:viewBox="0 0 1001 1501">
          <text:p/>
        </draw:connector>
        <draw:connector draw:style-name="gr5" draw:text-style-name="P1" draw:layer="layout" draw:type="curve" svg:x1="5.6cm" svg:y1="14.6cm" svg:x2="2.6cm" svg:y2="17.1cm" draw:start-shape="id86" draw:start-glue-point="6" draw:end-shape="id89" draw:end-glue-point="0" svg:d="m5600 14600c-2000 0-3000 833-3000 2500" svg:viewBox="0 0 3001 2501">
          <text:p/>
        </draw:connector>
      </draw:page>
      <draw:page draw:name="page9" draw:style-name="dp1" draw:master-page-name="Standard">
        <draw:custom-shape draw:style-name="gr4" draw:text-style-name="P3" xml:id="id90" draw:id="id90" draw:layer="layout" svg:width="2cm" svg:height="2cm" svg:x="12.6cm" svg:y="0.6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6cm" svg:y1="2.6cm" svg:x2="16.6cm" svg:y2="4.1cm" draw:start-shape="id90" draw:start-glue-point="8" draw:end-shape="id91" svg:d="m13600 2600c0 1125 3000 375 3000 1500" svg:viewBox="0 0 3001 1501">
          <text:p/>
        </draw:connector>
        <draw:custom-shape draw:style-name="gr4" draw:text-style-name="P3" xml:id="id91" draw:id="id91" draw:layer="layout" svg:width="2cm" svg:height="2cm" svg:x="15.6cm" svg:y="4.1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92" draw:id="id92" draw:layer="layout" svg:width="2cm" svg:height="2cm" svg:x="9.6cm" svg:y="4.1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3.6cm" svg:y1="2.6cm" svg:x2="10.6cm" svg:y2="4.1cm" draw:start-shape="id90" draw:start-glue-point="8" draw:end-shape="id92" draw:end-glue-point="4" svg:d="m13600 2600c0 1125-3000 375-3000 1500" svg:viewBox="0 0 3001 1501">
          <text:p/>
        </draw:connector>
        <draw:connector draw:style-name="gr5" draw:text-style-name="P1" draw:layer="layout" draw:type="curve" svg:x1="10.6cm" svg:y1="6.1cm" svg:x2="9.1cm" svg:y2="7.6cm" draw:start-shape="id92" draw:start-glue-point="8" draw:end-shape="id93" draw:end-glue-point="0" svg:d="m10600 6100c0 1125-1500 375-1500 1500" svg:viewBox="0 0 1501 1501">
          <text:p/>
        </draw:connector>
        <draw:custom-shape draw:style-name="gr6" draw:text-style-name="P3" xml:id="id96" draw:id="id96" draw:layer="layout" svg:width="2cm" svg:height="2cm" svg:x="14.1cm" svg:y="7.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94" draw:id="id94" draw:layer="layout" svg:width="2cm" svg:height="2cm" svg:x="11.1cm" svg:y="7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93" draw:id="id93" draw:layer="layout" svg:width="2cm" svg:height="2cm" svg:x="8.1cm" svg:y="7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95" draw:id="id95" draw:layer="layout" svg:width="2cm" svg:height="2cm" svg:x="17.1cm" svg:y="7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6cm" svg:y1="6.1cm" svg:x2="12.1cm" svg:y2="7.6cm" draw:start-shape="id92" draw:start-glue-point="8" draw:end-shape="id94" draw:end-glue-point="0" svg:d="m10600 6100c0 1125 1500 375 1500 1500" svg:viewBox="0 0 1501 1501">
          <text:p/>
        </draw:connector>
        <draw:connector draw:style-name="gr3" draw:text-style-name="P1" draw:layer="layout" draw:type="curve" svg:x1="16.6cm" svg:y1="6.1cm" svg:x2="18.1cm" svg:y2="7.6cm" draw:start-shape="id91" draw:start-glue-point="8" draw:end-shape="id95" svg:d="m16600 6100c0 1125 1500 375 1500 1500" svg:viewBox="0 0 1501 1501">
          <text:p/>
        </draw:connector>
        <draw:connector draw:style-name="gr5" draw:text-style-name="P1" draw:layer="layout" draw:type="curve" svg:x1="16.6cm" svg:y1="6.1cm" svg:x2="15.1cm" svg:y2="7.6cm" draw:start-shape="id91" draw:start-glue-point="8" draw:end-shape="id96" draw:end-glue-point="0" svg:d="m16600 6100c0 1125-1500 375-1500 1500" svg:viewBox="0 0 1501 1501">
          <text:p/>
        </draw:connector>
        <draw:custom-shape draw:style-name="gr4" draw:text-style-name="P3" xml:id="id97" draw:id="id97" draw:layer="layout" svg:width="2cm" svg:height="2cm" svg:x="3.1cm" svg:y="0.6cm">
          <text:p text:style-name="P1"><text:span text:style-name="T1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4.1cm" svg:y1="2.6cm" svg:x2="2.6cm" svg:y2="4.1cm" draw:start-shape="id97" draw:start-glue-point="8" draw:end-shape="id98" svg:d="m4100 2600c0 1125-1500 375-1500 1500" svg:viewBox="0 0 1501 1501">
          <text:p/>
        </draw:connector>
        <draw:custom-shape draw:style-name="gr4" draw:text-style-name="P3" xml:id="id98" draw:id="id98" draw:layer="layout" svg:width="2cm" svg:height="2cm" svg:x="1.6cm" svg:y="4.1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4.1cm" svg:y1="2.6cm" svg:x2="5.1cm" svg:y2="7.6cm" draw:start-shape="id97" draw:start-glue-point="8" draw:end-shape="id99" draw:end-glue-point="0" svg:d="m4100 2600c0 3750 1000 1250 1000 5000" svg:viewBox="0 0 1001 5001">
          <text:p/>
        </draw:connector>
        <draw:custom-shape draw:style-name="gr6" draw:text-style-name="P3" xml:id="id100" draw:id="id100" draw:layer="layout" svg:width="2cm" svg:height="2cm" svg:x="1.1cm" svg:y="7.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99" draw:id="id99" draw:layer="layout" svg:width="2cm" svg:height="2cm" svg:x="4.1cm" svg:y="7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2.6cm" svg:y1="6.1cm" svg:x2="5.1cm" svg:y2="7.6cm" draw:start-shape="id98" draw:start-glue-point="8" draw:end-shape="id99" draw:end-glue-point="0" svg:d="m2600 6100c0 1125 2500 375 2500 1500" svg:viewBox="0 0 2501 1501">
          <text:p/>
        </draw:connector>
        <draw:connector draw:style-name="gr5" draw:text-style-name="P1" draw:layer="layout" draw:type="curve" svg:x1="2.6cm" svg:y1="6.1cm" svg:x2="2.1cm" svg:y2="7.6cm" draw:start-shape="id98" draw:start-glue-point="8" draw:end-shape="id100" draw:end-glue-point="0" svg:d="m2600 6100c0 1125-500 375-500 1500" svg:viewBox="0 0 501 1501">
          <text:p/>
        </draw:connector>
        <draw:frame draw:style-name="gr9" draw:text-style-name="P4" draw:layer="layout" svg:width="2.272cm" svg:height="0.962cm" svg:x="22.1cm" svg:y="2.1cm">
          <draw:text-box>
            <text:p><text:span text:style-name="T1">X -&gt; Y</text:span></text:p>
          </draw:text-box>
        </draw:frame>
        <draw:custom-shape draw:style-name="gr4" draw:text-style-name="P3" xml:id="id101" draw:id="id101" draw:layer="layout" svg:width="2cm" svg:height="2cm" svg:x="3.1cm" svg:y="10.1cm">
          <text:p text:style-name="P1"><text:span text:style-name="T1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4.1cm" svg:y1="12.1cm" svg:x2="5.1cm" svg:y2="17.1cm" draw:start-shape="id101" draw:start-glue-point="8" draw:end-shape="id102" draw:end-glue-point="0" svg:d="m4100 12100c0 3750 1000 1250 1000 5000" svg:viewBox="0 0 1001 5001">
          <text:p/>
        </draw:connector>
        <draw:custom-shape draw:style-name="gr4" draw:text-style-name="P3" xml:id="id103" draw:id="id103" draw:layer="layout" svg:width="2cm" svg:height="2cm" svg:x="1.6cm" svg:y="13.6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4.1cm" svg:y1="12.1cm" svg:x2="2.6cm" svg:y2="13.6cm" draw:start-shape="id101" draw:start-glue-point="8" draw:end-shape="id103" svg:d="m4100 12100c0 1125-1500 375-1500 1500" svg:viewBox="0 0 1501 1501">
          <text:p/>
        </draw:connector>
        <draw:custom-shape draw:style-name="gr6" draw:text-style-name="P3" xml:id="id104" draw:id="id104" draw:layer="layout" svg:width="2cm" svg:height="2cm" svg:x="1.1cm" svg:y="17.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02" draw:id="id102" draw:layer="layout" svg:width="2cm" svg:height="2cm" svg:x="4.1cm" svg:y="17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2.6cm" svg:y1="15.6cm" svg:x2="2.1cm" svg:y2="17.1cm" draw:start-shape="id103" draw:start-glue-point="8" draw:end-shape="id104" draw:end-glue-point="0" svg:d="m2600 15600c0 1125-500 375-500 1500" svg:viewBox="0 0 501 1501">
          <text:p/>
        </draw:connector>
        <draw:connector draw:style-name="gr5" draw:text-style-name="P1" draw:layer="layout" draw:type="curve" svg:x1="2.6cm" svg:y1="15.6cm" svg:x2="5.1cm" svg:y2="17.1cm" draw:start-shape="id103" draw:start-glue-point="8" draw:end-shape="id102" draw:end-glue-point="0" svg:d="m2600 15600c0 1125 2500 375 2500 1500" svg:viewBox="0 0 2501 1501">
          <text:p/>
        </draw:connector>
        <draw:custom-shape draw:style-name="gr4" draw:text-style-name="P3" xml:id="id105" draw:id="id105" draw:layer="layout" svg:width="2cm" svg:height="2cm" svg:x="12.6cm" svg:y="10.1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6cm" svg:y1="12.1cm" svg:x2="16.6cm" svg:y2="13.6cm" draw:start-shape="id105" draw:start-glue-point="8" draw:end-shape="id106" svg:d="m13600 12100c0 1125 3000 375 3000 1500" svg:viewBox="0 0 3001 1501">
          <text:p/>
        </draw:connector>
        <draw:custom-shape draw:style-name="gr4" draw:text-style-name="P3" xml:id="id106" draw:id="id106" draw:layer="layout" svg:width="2cm" svg:height="2cm" svg:x="15.6cm" svg:y="13.6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07" draw:id="id107" draw:layer="layout" svg:width="2cm" svg:height="2cm" svg:x="9.6cm" svg:y="13.6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3.6cm" svg:y1="12.1cm" svg:x2="10.6cm" svg:y2="13.6cm" draw:start-shape="id105" draw:start-glue-point="8" draw:end-shape="id107" draw:end-glue-point="4" svg:d="m13600 12100c0 1125-3000 375-3000 1500" svg:viewBox="0 0 3001 1501">
          <text:p/>
        </draw:connector>
        <draw:connector draw:style-name="gr5" draw:text-style-name="P1" draw:layer="layout" draw:type="curve" svg:x1="10.6cm" svg:y1="15.6cm" svg:x2="9.1cm" svg:y2="17.1cm" draw:start-shape="id107" draw:start-glue-point="8" draw:end-shape="id108" draw:end-glue-point="0" svg:d="m10600 15600c0 1126-1500 377-1500 1500" svg:viewBox="0 0 1501 1501">
          <text:p/>
        </draw:connector>
        <draw:custom-shape draw:style-name="gr6" draw:text-style-name="P3" xml:id="id109" draw:id="id109" draw:layer="layout" svg:width="2cm" svg:height="2cm" svg:x="11.1cm" svg:y="17.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08" draw:id="id108" draw:layer="layout" svg:width="2cm" svg:height="2cm" svg:x="8.1cm" svg:y="17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11" draw:id="id111" draw:layer="layout" svg:width="2cm" svg:height="2cm" svg:x="14.1cm" svg:y="17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10" draw:id="id110" draw:layer="layout" svg:width="2cm" svg:height="2cm" svg:x="17.1cm" svg:y="17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6cm" svg:y1="15.6cm" svg:x2="12.1cm" svg:y2="17.1cm" draw:start-shape="id107" draw:start-glue-point="8" draw:end-shape="id109" draw:end-glue-point="0" svg:d="m10600 15600c0 1126 1500 377 1500 1500" svg:viewBox="0 0 1501 1501">
          <text:p/>
        </draw:connector>
        <draw:connector draw:style-name="gr3" draw:text-style-name="P1" draw:layer="layout" draw:type="curve" svg:x1="16.6cm" svg:y1="15.6cm" svg:x2="18.1cm" svg:y2="17.1cm" draw:start-shape="id106" draw:start-glue-point="8" draw:end-shape="id110" draw:end-glue-point="0" svg:d="m16600 15600c0 1126 1500 377 1500 1500" svg:viewBox="0 0 1501 1501">
          <text:p/>
        </draw:connector>
        <draw:connector draw:style-name="gr5" draw:text-style-name="P1" draw:layer="layout" draw:type="curve" svg:x1="16.6cm" svg:y1="15.6cm" svg:x2="15.1cm" svg:y2="17.1cm" draw:start-shape="id106" draw:start-glue-point="8" draw:end-shape="id111" draw:end-glue-point="0" svg:d="m16600 15600c0 1126-1500 377-1500 1500" svg:viewBox="0 0 1501 1501">
          <text:p/>
        </draw:connector>
      </draw:page>
      <draw:page draw:name="page10" draw:style-name="dp1" draw:master-page-name="Standard">
        <draw:custom-shape draw:style-name="gr4" draw:text-style-name="P3" xml:id="id112" draw:id="id112" draw:layer="layout" svg:width="2cm" svg:height="2cm" svg:x="8.1cm" svg:y="2.1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9.1cm" svg:y1="4.1cm" svg:x2="15.6cm" svg:y2="6.1cm" draw:start-shape="id112" draw:start-glue-point="8" draw:end-shape="id113" svg:d="m9100 4100c0 1500 6500 500 6500 2000" svg:viewBox="0 0 6501 2001">
          <text:p/>
        </draw:connector>
        <draw:custom-shape draw:style-name="gr4" draw:text-style-name="P3" xml:id="id113" draw:id="id113" draw:layer="layout" svg:width="2cm" svg:height="2cm" svg:x="14.6cm" svg:y="6.1cm">
          <text:p text:style-name="P1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14" draw:id="id114" draw:layer="layout" svg:width="2cm" svg:height="2cm" svg:x="3.1cm" svg:y="5.6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9.1cm" svg:y1="4.1cm" svg:x2="4.1cm" svg:y2="5.6cm" draw:start-shape="id112" draw:start-glue-point="8" draw:end-shape="id114" draw:end-glue-point="4" svg:d="m9100 4100c0 1125-5000 375-5000 1500" svg:viewBox="0 0 5001 1501">
          <text:p/>
        </draw:connector>
        <draw:connector draw:style-name="gr5" draw:text-style-name="P1" draw:layer="layout" draw:type="curve" svg:x1="4.1cm" svg:y1="7.6cm" svg:x2="3.1cm" svg:y2="9.6cm" draw:start-shape="id114" draw:start-glue-point="8" draw:end-shape="id115" draw:end-glue-point="4" svg:d="m4100 7600c0 1501-1000 502-1000 2000" svg:viewBox="0 0 1001 2001">
          <text:p/>
        </draw:connector>
        <draw:connector draw:style-name="gr3" draw:text-style-name="P1" draw:layer="layout" draw:type="curve" draw:line-skew="-0.251cm" svg:x1="4.1cm" svg:y1="7.6cm" svg:x2="8.1cm" svg:y2="13.6cm" draw:start-shape="id114" draw:start-glue-point="8" draw:end-shape="id116" draw:end-glue-point="0" svg:d="m4100 7600c0 4125 4000 1125 4000 6000" svg:viewBox="0 0 4001 6001">
          <text:p/>
        </draw:connector>
        <draw:connector draw:style-name="gr3" draw:text-style-name="P1" draw:layer="layout" draw:type="curve" svg:x1="15.6cm" svg:y1="8.1cm" svg:x2="17.1cm" svg:y2="13.6cm" draw:start-shape="id113" draw:start-glue-point="8" draw:end-shape="id117" draw:end-glue-point="0" svg:d="m15600 8100c0 4126 1500 1377 1500 5500" svg:viewBox="0 0 1501 5501">
          <text:p/>
        </draw:connector>
        <draw:connector draw:style-name="gr5" draw:text-style-name="P1" draw:layer="layout" draw:type="curve" svg:x1="15.6cm" svg:y1="8.1cm" svg:x2="12.6cm" svg:y2="9.6cm" draw:start-shape="id113" draw:start-glue-point="8" draw:end-shape="id118" draw:end-glue-point="4" svg:d="m15600 8100c0 1126-3000 377-3000 1500" svg:viewBox="0 0 3001 1501">
          <text:p/>
        </draw:connector>
        <draw:custom-shape draw:style-name="gr4" draw:text-style-name="P3" xml:id="id115" draw:id="id115" draw:layer="layout" svg:width="2cm" svg:height="2cm" svg:x="2.1cm" svg:y="9.6cm">
          <text:p text:style-name="P1"><text:span text:style-name="T1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2.6cm" svg:y1="11.6cm" svg:x2="14.1cm" svg:y2="13.6cm" draw:start-shape="id118" draw:start-glue-point="8" draw:end-shape="id119" draw:end-glue-point="0" svg:d="m12600 11600c0 1501 1500 502 1500 2000" svg:viewBox="0 0 1501 2001">
          <text:p/>
        </draw:connector>
        <draw:custom-shape draw:style-name="gr4" draw:text-style-name="P3" xml:id="id118" draw:id="id118" draw:layer="layout" svg:width="2cm" svg:height="2cm" svg:x="11.6cm" svg:y="9.6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3.1cm" svg:y1="11.6cm" svg:x2="2.1cm" svg:y2="13.6cm" draw:start-shape="id115" draw:start-glue-point="8" draw:end-shape="id120" svg:d="m3100 11600c0 1500-1000 500-1000 2000" svg:viewBox="0 0 1001 2001">
          <text:p/>
        </draw:connector>
        <draw:connector draw:style-name="gr5" draw:text-style-name="P1" draw:layer="layout" draw:type="curve" svg:x1="11.1cm" svg:y1="13.6cm" svg:x2="12.6cm" svg:y2="11.6cm" draw:start-shape="id121" draw:start-glue-point="0" draw:end-shape="id118" draw:end-glue-point="8" svg:d="m11100 13600c0-1498 1500-499 1500-2000" svg:viewBox="0 0 1501 2001">
          <text:p/>
        </draw:connector>
        <draw:custom-shape draw:style-name="gr6" draw:text-style-name="P3" xml:id="id120" draw:id="id120" draw:layer="layout" svg:width="2cm" svg:height="2cm" svg:x="1.1cm" svg:y="13.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16" draw:id="id116" draw:layer="layout" svg:width="2cm" svg:height="2cm" svg:x="7.1cm" svg:y="13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119" draw:id="id119" draw:layer="layout" svg:width="2cm" svg:height="2cm" svg:x="13.1cm" svg:y="13.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21" draw:id="id121" draw:layer="layout" svg:width="2cm" svg:height="2cm" svg:x="10.1cm" svg:y="13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17" draw:id="id117" draw:layer="layout" svg:width="2cm" svg:height="2cm" svg:x="16.1cm" svg:y="13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22" draw:id="id122" draw:layer="layout" svg:width="2cm" svg:height="2cm" svg:x="4.1cm" svg:y="13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3.1cm" svg:y1="11.6cm" svg:x2="5.1cm" svg:y2="13.6cm" draw:start-shape="id115" draw:start-glue-point="8" draw:end-shape="id122" draw:end-glue-point="0" svg:d="m3100 11600c0 1500 2000 500 2000 2000" svg:viewBox="0 0 2001 2001">
          <text:p/>
        </draw:connector>
        <draw:frame draw:style-name="gr10" draw:text-style-name="P1" draw:layer="layout" svg:width="2cm" svg:height="2.384cm" svg:x="1.1cm" svg:y="16.1cm">
          <draw:text-box>
            <text:p text:style-name="P1">x=0</text:p>
            <text:p text:style-name="P1">y=0</text:p>
            <text:p text:style-name="P1">x=0</text:p>
          </draw:text-box>
        </draw:frame>
        <draw:frame draw:style-name="gr10" draw:text-style-name="P1" draw:layer="layout" svg:width="2cm" svg:height="2.384cm" svg:x="4.1cm" svg:y="16.1cm">
          <draw:text-box>
            <text:p text:style-name="P1">x=0</text:p>
            <text:p text:style-name="P1">y=0</text:p>
            <text:p text:style-name="P1"><text:span text:style-name="T2">x=1</text:span></text:p>
          </draw:text-box>
        </draw:frame>
        <draw:frame draw:style-name="gr10" draw:text-style-name="P1" draw:layer="layout" svg:width="2cm" svg:height="1.673cm" svg:x="7.1cm" svg:y="16.1cm">
          <draw:text-box>
            <text:p text:style-name="P1">x=0</text:p>
            <text:p text:style-name="P1">y=1</text:p>
          </draw:text-box>
        </draw:frame>
        <draw:frame draw:style-name="gr10" draw:text-style-name="P1" draw:layer="layout" svg:width="2cm" svg:height="2.384cm" svg:x="10.1cm" svg:y="16.1cm">
          <draw:text-box>
            <text:p text:style-name="P1">x=1</text:p>
            <text:p text:style-name="P1">z=0</text:p>
            <text:p text:style-name="P1">y=0</text:p>
          </draw:text-box>
        </draw:frame>
        <draw:frame draw:style-name="gr10" draw:text-style-name="P1" draw:layer="layout" svg:width="2cm" svg:height="2.384cm" svg:x="13.1cm" svg:y="16.1cm">
          <draw:text-box>
            <text:p text:style-name="P1">x=1</text:p>
            <text:p text:style-name="P1">z=0</text:p>
            <text:p text:style-name="P1">y=1</text:p>
          </draw:text-box>
        </draw:frame>
        <draw:frame draw:style-name="gr10" draw:text-style-name="P1" draw:layer="layout" svg:width="2cm" svg:height="1.673cm" svg:x="16.1cm" svg:y="16.1cm">
          <draw:text-box>
            <text:p text:style-name="P1">x=1</text:p>
            <text:p text:style-name="P1">z=1</text:p>
          </draw:text-box>
        </draw:frame>
      </draw:page>
      <draw:page draw:name="page11" draw:style-name="dp1" draw:master-page-name="Standard">
        <draw:custom-shape draw:style-name="gr4" draw:text-style-name="P3" xml:id="id123" draw:id="id123" draw:layer="layout" svg:width="2cm" svg:height="2cm" svg:x="7.6cm" svg:y="2.6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8.6cm" svg:y1="4.6cm" svg:x2="10.1cm" svg:y2="6.1cm" draw:start-shape="id123" draw:start-glue-point="8" draw:end-shape="id124" svg:d="m8600 4600c0 1125 1500 375 1500 1500" svg:viewBox="0 0 1501 1501">
          <text:p/>
        </draw:connector>
        <draw:custom-shape draw:style-name="gr4" draw:text-style-name="P3" xml:id="id124" draw:id="id124" draw:layer="layout" svg:width="2cm" svg:height="2cm" svg:x="9.1cm" svg:y="6.1cm">
          <text:p text:style-name="P1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25" draw:id="id125" draw:layer="layout" svg:width="2cm" svg:height="2cm" svg:x="6.1cm" svg:y="6.1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8.6cm" svg:y1="4.6cm" svg:x2="7.1cm" svg:y2="6.1cm" draw:start-shape="id123" draw:start-glue-point="8" draw:end-shape="id125" draw:end-glue-point="4" svg:d="m8600 4600c0 1125-1500 375-1500 1500" svg:viewBox="0 0 1501 1501">
          <text:p/>
        </draw:connector>
        <draw:connector draw:style-name="gr5" draw:text-style-name="P1" draw:layer="layout" draw:type="curve" svg:x1="7.1cm" svg:y1="8.1cm" svg:x2="5.1cm" svg:y2="9.6cm" draw:start-shape="id125" draw:start-glue-point="8" draw:end-shape="id126" draw:end-glue-point="4" svg:d="m7100 8100c0 1126-2000 377-2000 1500" svg:viewBox="0 0 2001 1501">
          <text:p/>
        </draw:connector>
        <draw:connector draw:style-name="gr3" draw:text-style-name="P1" draw:layer="layout" draw:type="curve" svg:x1="7.1cm" svg:y1="8.1cm" svg:x2="6.6cm" svg:y2="13.1cm" draw:start-shape="id125" draw:start-glue-point="8" draw:end-shape="id127" draw:end-glue-point="0" svg:d="m7100 8100c0 3751-500 1252-500 5000" svg:viewBox="0 0 501 5001">
          <text:p/>
        </draw:connector>
        <draw:connector draw:style-name="gr3" draw:text-style-name="P1" draw:layer="layout" draw:type="curve" svg:x1="10.1cm" svg:y1="8.1cm" svg:x2="6.6cm" svg:y2="13.1cm" draw:start-shape="id124" draw:start-glue-point="8" draw:end-shape="id127" draw:end-glue-point="0" svg:d="m10100 8100c0 3750-3500 1250-3500 5000" svg:viewBox="0 0 3501 5001">
          <text:p/>
        </draw:connector>
        <draw:connector draw:style-name="gr5" draw:text-style-name="P1" draw:layer="layout" draw:type="curve" svg:x1="10.1cm" svg:y1="8.1cm" svg:x2="11.1cm" svg:y2="9.6cm" draw:start-shape="id124" draw:start-glue-point="8" draw:end-shape="id128" draw:end-glue-point="4" svg:d="m10100 8100c0 1125 1000 375 1000 1500" svg:viewBox="0 0 1001 1501">
          <text:p/>
        </draw:connector>
        <draw:custom-shape draw:style-name="gr4" draw:text-style-name="P3" xml:id="id126" draw:id="id126" draw:layer="layout" svg:width="2cm" svg:height="2cm" svg:x="4.1cm" svg:y="9.6cm">
          <text:p text:style-name="P1"><text:span text:style-name="T1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1.1cm" svg:y1="11.6cm" svg:x2="9.6cm" svg:y2="13.1cm" draw:start-shape="id128" draw:start-glue-point="8" draw:end-shape="id129" draw:end-glue-point="0" svg:d="m11100 11600c0 1125-1500 375-1500 1500" svg:viewBox="0 0 1501 1501">
          <text:p/>
        </draw:connector>
        <draw:custom-shape draw:style-name="gr4" draw:text-style-name="P3" xml:id="id128" draw:id="id128" draw:layer="layout" svg:width="2cm" svg:height="2cm" svg:x="10.1cm" svg:y="9.6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5.1cm" svg:y1="11.6cm" svg:x2="9.6cm" svg:y2="13.1cm" draw:start-shape="id126" draw:start-glue-point="8" draw:end-shape="id129" svg:d="m5100 11600c0 1125 4500 375 4500 1500" svg:viewBox="0 0 4501 1501">
          <text:p/>
        </draw:connector>
        <draw:connector draw:style-name="gr5" draw:text-style-name="P1" draw:layer="layout" draw:type="curve" svg:x1="6.6cm" svg:y1="13.1cm" svg:x2="11.1cm" svg:y2="11.6cm" draw:start-shape="id127" draw:end-shape="id128" draw:end-glue-point="8" svg:d="m6600 13100c0-1125 4500-375 4500-1500" svg:viewBox="0 0 4501 1501">
          <text:p/>
        </draw:connector>
        <draw:custom-shape draw:style-name="gr6" draw:text-style-name="P3" xml:id="id129" draw:id="id129" draw:layer="layout" svg:width="2cm" svg:height="2cm" svg:x="8.6cm" svg:y="13.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27" draw:id="id127" draw:layer="layout" svg:width="2cm" svg:height="2cm" svg:x="5.6cm" svg:y="13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5.1cm" svg:y1="11.6cm" svg:x2="6.6cm" svg:y2="13.1cm" draw:start-shape="id126" draw:start-glue-point="8" draw:end-shape="id127" draw:end-glue-point="0" svg:d="m5100 11600c0 1125 1500 375 1500 1500" svg:viewBox="0 0 1501 1501">
          <text:p/>
        </draw:connector>
      </draw:page>
      <draw:page draw:name="page12" draw:style-name="dp1" draw:master-page-name="Standard">
        <draw:custom-shape draw:style-name="gr4" draw:text-style-name="P3" xml:id="id130" draw:id="id130" draw:layer="layout" svg:width="2cm" svg:height="2cm" svg:x="8.1cm" svg:y="5.6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9.1cm" svg:y1="7.6cm" svg:x2="11.1cm" svg:y2="9.1cm" draw:start-shape="id130" draw:start-glue-point="8" draw:end-shape="id131" svg:d="m9100 7600c0 1126 2000 377 2000 1500" svg:viewBox="0 0 2001 1501">
          <text:p/>
        </draw:connector>
        <draw:custom-shape draw:style-name="gr4" draw:text-style-name="P3" xml:id="id131" draw:id="id131" draw:layer="layout" svg:width="2cm" svg:height="2cm" svg:x="10.1cm" svg:y="9.1cm">
          <text:p text:style-name="P1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32" draw:id="id132" draw:layer="layout" svg:width="2cm" svg:height="2cm" svg:x="6.1cm" svg:y="9.1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9.1cm" svg:y1="7.6cm" svg:x2="7.1cm" svg:y2="9.1cm" draw:start-shape="id130" draw:start-glue-point="8" draw:end-shape="id132" draw:end-glue-point="4" svg:d="m9100 7600c0 1126-2000 377-2000 1500" svg:viewBox="0 0 2001 1501">
          <text:p/>
        </draw:connector>
        <draw:connector draw:style-name="gr5" draw:text-style-name="P1" draw:layer="layout" draw:type="curve" svg:x1="7.1cm" svg:y1="11.1cm" svg:x2="8.6cm" svg:y2="19.1cm" draw:start-shape="id132" draw:start-glue-point="8" draw:end-shape="id133" draw:end-glue-point="3" svg:d="m7100 11100c0 5334 500 8000 1500 8000" svg:viewBox="0 0 1501 8001">
          <text:p/>
        </draw:connector>
        <draw:connector draw:style-name="gr3" draw:text-style-name="P1" draw:layer="layout" draw:type="curve" svg:x1="7.1cm" svg:y1="11.1cm" svg:x2="9.6cm" svg:y2="15.6cm" draw:start-shape="id132" draw:start-glue-point="8" draw:end-shape="id134" svg:d="m7100 11100c0 3375 2500 1125 2500 4500" svg:viewBox="0 0 2501 4501">
          <text:p/>
        </draw:connector>
        <draw:connector draw:style-name="gr3" draw:text-style-name="P1" draw:layer="layout" draw:type="curve" svg:x1="11.1cm" svg:y1="11.1cm" svg:x2="9.6cm" svg:y2="15.6cm" draw:start-shape="id131" draw:start-glue-point="8" draw:end-shape="id134" draw:end-glue-point="0" svg:d="m11100 11100c0 3375-1500 1125-1500 4500" svg:viewBox="0 0 1501 4501">
          <text:p/>
        </draw:connector>
        <draw:connector draw:style-name="gr5" draw:text-style-name="P1" draw:layer="layout" draw:type="curve" svg:x1="11.1cm" svg:y1="11.1cm" svg:x2="13.1cm" svg:y2="12.6cm" draw:start-shape="id131" draw:start-glue-point="8" draw:end-shape="id135" draw:end-glue-point="4" svg:d="m11100 11100c0 1125 2000 375 2000 1500" svg:viewBox="0 0 2001 1501">
          <text:p/>
        </draw:connector>
        <draw:connector draw:style-name="gr3" draw:text-style-name="P1" draw:layer="layout" draw:type="curve" svg:x1="13.1cm" svg:y1="14.6cm" svg:x2="10.6cm" svg:y2="19.1cm" draw:start-shape="id135" draw:start-glue-point="8" draw:end-shape="id133" draw:end-glue-point="1" svg:d="m13100 14600c0 3000-833 4500-2500 4500" svg:viewBox="0 0 2501 4501">
          <text:p/>
        </draw:connector>
        <draw:custom-shape draw:style-name="gr4" draw:text-style-name="P3" xml:id="id135" draw:id="id135" draw:layer="layout" svg:width="2cm" svg:height="2cm" svg:x="12.1cm" svg:y="12.6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9.6cm" svg:y1="15.6cm" svg:x2="12.393cm" svg:y2="14.307cm" draw:start-shape="id134" draw:start-glue-point="0" draw:end-shape="id135" draw:end-glue-point="7" svg:d="m9600 15600c0-862 931-1293 2793-1293" svg:viewBox="0 0 2794 1294">
          <text:p/>
        </draw:connector>
        <draw:frame draw:style-name="gr9" draw:text-style-name="P4" draw:layer="layout" svg:width="2.272cm" svg:height="0.962cm" svg:x="22.1cm" svg:y="2.1cm">
          <draw:text-box>
            <text:p><text:span text:style-name="T1">X -&gt; Y</text:span></text:p>
          </draw:text-box>
        </draw:frame>
        <draw:custom-shape draw:style-name="gr6" draw:text-style-name="P3" xml:id="id133" draw:id="id133" draw:layer="layout" svg:width="2cm" svg:height="2cm" svg:x="8.6cm" svg:y="18.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34" draw:id="id134" draw:layer="layout" svg:width="2cm" svg:height="2cm" svg:x="8.6cm" svg:y="15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27T16:39:06</meta:creation-date>
    <dc:date>2012-12-01T16:47:05</dc:date>
    <meta:editing-duration>P2DT23H28M32S</meta:editing-duration>
    <meta:editing-cycles>20</meta:editing-cycles>
    <meta:generator>LibreOffice/3.6$MacOSX_x86 LibreOffice_project/58f22d5-270d05a-e2abed1-ea17a85-9b5702</meta:generator>
    <meta:document-statistic meta:object-count="276"/>
  </office:meta>
</office:document-meta>
</file>